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31da" officeooo:paragraph-rsid="000231da"/>
    </style:style>
    <style:style style:name="P2" style:family="paragraph" style:parent-style-name="Standard">
      <style:text-properties fo:font-size="18pt" officeooo:rsid="000231da" officeooo:paragraph-rsid="000231da" style:font-size-asian="18pt" style:font-size-complex="18pt"/>
    </style:style>
    <style:style style:name="P3" style:family="paragraph" style:parent-style-name="Standard">
      <style:text-properties officeooo:paragraph-rsid="000231da"/>
    </style:style>
    <style:style style:name="P4" style:family="paragraph" style:parent-style-name="Standard">
      <style:text-properties officeooo:rsid="0004a2d8" officeooo:paragraph-rsid="0004a2d8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>
      <style:text-properties officeooo:rsid="000231da" officeooo:paragraph-rsid="000231da"/>
    </style:style>
    <style:style style:name="P10" style:family="paragraph" style:parent-style-name="Text_20_body">
      <style:text-properties officeooo:paragraph-rsid="000231da"/>
    </style:style>
    <style:style style:name="P11" style:family="paragraph" style:parent-style-name="Text_20_body" style:list-style-name="L10"/>
    <style:style style:name="P12" style:family="paragraph" style:parent-style-name="Text_20_body" style:list-style-name="L10">
      <style:paragraph-properties fo:margin-top="0cm" fo:margin-bottom="0cm" style:contextual-spacing="false"/>
    </style:style>
    <style:style style:name="P13" style:family="paragraph" style:parent-style-name="Text_20_body" style:list-style-name="L12"/>
    <style:style style:name="P14" style:family="paragraph" style:parent-style-name="Text_20_body" style:list-style-name="L12">
      <style:paragraph-properties fo:margin-top="0cm" fo:margin-bottom="0cm" style:contextual-spacing="false"/>
    </style:style>
    <style:style style:name="P15" style:family="paragraph" style:parent-style-name="Text_20_body">
      <style:text-properties officeooo:rsid="000357ad" officeooo:paragraph-rsid="000357ad"/>
    </style:style>
    <style:style style:name="P16" style:family="paragraph" style:parent-style-name="Text_20_body" style:list-style-name="L14"/>
    <style:style style:name="P17" style:family="paragraph" style:parent-style-name="Text_20_body" style:list-style-name="L14">
      <style:paragraph-properties fo:margin-top="0cm" fo:margin-bottom="0cm" style:contextual-spacing="false"/>
    </style:style>
    <style:style style:name="P18" style:family="paragraph" style:parent-style-name="Text_20_body" style:list-style-name="L16"/>
    <style:style style:name="P19" style:family="paragraph" style:parent-style-name="Text_20_body" style:list-style-name="L16">
      <style:paragraph-properties fo:margin-top="0cm" fo:margin-bottom="0cm" style:contextual-spacing="false"/>
    </style:style>
    <style:style style:name="P20" style:family="paragraph" style:parent-style-name="Text_20_body" style:list-style-name="L18">
      <style:paragraph-properties fo:margin-top="0cm" fo:margin-bottom="0cm" style:contextual-spacing="false"/>
    </style:style>
    <style:style style:name="P21" style:family="paragraph" style:parent-style-name="Text_20_body" style:list-style-name="L20"/>
    <style:style style:name="P22" style:family="paragraph" style:parent-style-name="Text_20_body" style:list-style-name="L20">
      <style:paragraph-properties fo:margin-top="0cm" fo:margin-bottom="0cm" style:contextual-spacing="false"/>
    </style:style>
    <style:style style:name="P23" style:family="paragraph" style:parent-style-name="Text_20_body" style:list-style-name="L22"/>
    <style:style style:name="P24" style:family="paragraph" style:parent-style-name="Text_20_body" style:list-style-name="L22">
      <style:paragraph-properties fo:margin-top="0cm" fo:margin-bottom="0cm" style:contextual-spacing="false"/>
    </style:style>
    <style:style style:name="P25" style:family="paragraph" style:parent-style-name="Text_20_body" style:list-style-name="L24"/>
    <style:style style:name="P26" style:family="paragraph" style:parent-style-name="Text_20_body" style:list-style-name="L24">
      <style:paragraph-properties fo:margin-top="0cm" fo:margin-bottom="0cm" style:contextual-spacing="false"/>
    </style:style>
    <style:style style:name="P27" style:family="paragraph" style:parent-style-name="Text_20_body" style:list-style-name="L25"/>
    <style:style style:name="P28" style:family="paragraph" style:parent-style-name="Text_20_body" style:list-style-name="L25">
      <style:paragraph-properties fo:margin-top="0cm" fo:margin-bottom="0cm" style:contextual-spacing="false"/>
    </style:style>
    <style:style style:name="P29" style:family="paragraph" style:parent-style-name="Text_20_body">
      <style:text-properties officeooo:rsid="0004a2d8" officeooo:paragraph-rsid="0004a2d8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231da" style:font-size-asian="18pt" style:font-size-complex="18pt"/>
    </style:style>
    <style:style style:name="T3" style:family="text">
      <style:text-properties fo:font-size="18pt" officeooo:rsid="000357ad" style:font-size-asian="18pt" style:font-size-complex="18pt"/>
    </style:style>
    <style:style style:name="T4" style:family="text">
      <style:text-properties fo:font-size="18pt" officeooo:rsid="0004a2d8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513b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2">1. </text:span></text:span><text:span text:style-name="Strong_20_Emphasis"><text:span text:style-name="T1">Qu’est-ce qu’une donnée à caractère personnel ?</text:span></text:span><text:span text:style-name="T1"> </text:span></text:p>
      <text:list xml:id="list3192874693" text:style-name="L2">
        <text:list-item>
          <text:p text:style-name="P6">a. Une information relative à une personne physique ou morale </text:p>
        </text:list-item>
        <text:list-item>
          <text:p text:style-name="P6">b. Une information relative à une personne physique uniquement </text:p>
        </text:list-item>
        <text:list-item>
          <text:p text:style-name="P5">c. Une information relative à une personne morale uniquement </text:p>
        </text:list-item>
      </text:list>
      <text:p text:style-name="Standard"/>
      <text:p text:style-name="P1">Réponse B</text:p>
      <text:p text:style-name="P1"/>
      <text:p text:style-name="P2"/>
      <text:p text:style-name="P10"><text:span text:style-name="Strong_20_Emphasis"><text:span text:style-name="T2">2. Quels sont les huit règles d’or RGPD que tout organisme se doit de respecter ?</text:span></text:span><text:span text:style-name="T2"> </text:span></text:p>
      <text:list xml:id="list2133130520" text:style-name="L4">
        <text:list-item>
          <text:p text:style-name="P8">a. La licéité des traitements </text:p>
        </text:list-item>
        <text:list-item>
          <text:p text:style-name="P8">b. La finalité des traitements </text:p>
        </text:list-item>
        <text:list-item>
          <text:p text:style-name="P8">c. La confidentialité des données de la personne morale </text:p>
        </text:list-item>
        <text:list-item>
          <text:p text:style-name="P8">d. La minimisation des données </text:p>
        </text:list-item>
        <text:list-item>
          <text:p text:style-name="P8">e. La protection particulière des données sensibles </text:p>
        </text:list-item>
        <text:list-item>
          <text:p text:style-name="P8">f. La qualité des processus </text:p>
        </text:list-item>
        <text:list-item>
          <text:p text:style-name="P8">g. La durée de conservation limitée des données </text:p>
        </text:list-item>
        <text:list-item>
          <text:p text:style-name="P8">h. Les mesures de sécurité des données </text:p>
        </text:list-item>
        <text:list-item>
          <text:p text:style-name="P8">i. La multiplicité des bases de données </text:p>
        </text:list-item>
        <text:list-item>
          <text:p text:style-name="P8">j. La transparence </text:p>
        </text:list-item>
        <text:list-item>
          <text:p text:style-name="P8">k. Le droit des personnes </text:p>
        </text:list-item>
        <text:list-item>
          <text:p text:style-name="P7">l. La vente des bases de données </text:p>
        </text:list-item>
      </text:list>
      <text:p text:style-name="P1"/>
      <text:p text:style-name="P1">Réponse A, B, D, E, G, H, J, K</text:p>
      <text:p text:style-name="P1"/>
      <text:p text:style-name="P1"/>
      <text:p text:style-name="P9"><text:span text:style-name="Strong_20_Emphasis"><text:span text:style-name="T5">3. Savez-vous comment le consentement d’un utilisateur de recevoir de la publicité par email doit être obtenu ?</text:span></text:span><text:span text:style-name="T5"> </text:span></text:p>
      <text:list xml:id="list2574360988" text:style-name="L10">
        <text:list-item>
          <text:p text:style-name="P12">a. S’il est évoqué dans les conditions générales du site </text:p>
        </text:list-item>
        <text:list-item>
          <text:p text:style-name="P12">b. S’il est précisé dans les conditions d’acceptation du service ou contrat </text:p>
        </text:list-item>
        <text:list-item>
          <text:p text:style-name="P11">c. S’il est collecté de façon spécifique par le biais d’une case à cocher </text:p>
        </text:list-item>
      </text:list>
      <text:p text:style-name="Text_20_body"/>
      <text:p text:style-name="P9">Réponse C</text:p>
      <text:p text:style-name="P9"/>
      <text:p text:style-name="P9"><text:span text:style-name="Strong_20_Emphasis"><text:span text:style-name="T3">4. </text:span></text:span><text:span text:style-name="Strong_20_Emphasis"><text:span text:style-name="T1">Est-il possible d’utiliser les données pour autre chose que leur finalité initiale sans en informer les personnes ?</text:span></text:span></text:p>
      <text:list xml:id="list1520746477" text:style-name="L12">
        <text:list-item>
          <text:p text:style-name="P14">a. Oui </text:p>
        </text:list-item>
        <text:list-item>
          <text:p text:style-name="P13">b. Non </text:p>
        </text:list-item>
      </text:list>
      <text:p text:style-name="P15"><text:soft-page-break/>Réponse B</text:p>
      <text:p text:style-name="P15"/>
      <text:p text:style-name="P15"><text:span text:style-name="Strong_20_Emphasis"><text:span text:style-name="T1">5. Est-il possible de collecter le numéro de sécurité sociale de n’importe qui ?</text:span></text:span><text:span text:style-name="T1"> </text:span></text:p>
      <text:list xml:id="list87409248" text:style-name="L14">
        <text:list-item>
          <text:p text:style-name="P17">a. Oui </text:p>
        </text:list-item>
        <text:list-item>
          <text:p text:style-name="P16">b. Non </text:p>
        </text:list-item>
      </text:list>
      <text:p text:style-name="P15"/>
      <text:p text:style-name="P29">Réponse B</text:p>
      <text:p text:style-name="P9"/>
      <text:p text:style-name="P1"/>
      <text:p text:style-name="P1"/>
      <text:p text:style-name="P9"><text:span text:style-name="Strong_20_Emphasis"><text:span text:style-name="T3">6. </text:span></text:span><text:span text:style-name="Strong_20_Emphasis"><text:span text:style-name="T1">Dans les catégories de données suivantes, laquelle ne fait pas partie de la définition des données sensibles du RGPD mais doit quand même être encadrée comme une catégorie sensible ?</text:span></text:span></text:p>
      <text:list xml:id="list3416330487" text:style-name="L16">
        <text:list-item>
          <text:p text:style-name="P19">a. Les données de santé </text:p>
        </text:list-item>
        <text:list-item>
          <text:p text:style-name="P19">b. Les données d’infraction et de condamnation pénale </text:p>
        </text:list-item>
        <text:list-item>
          <text:p text:style-name="P19">c. Les données sur la prétendue origine ethnique ou raciale </text:p>
        </text:list-item>
        <text:list-item>
          <text:p text:style-name="P18">d. Les données sur l’opinion religieuse ou philosophique </text:p>
        </text:list-item>
      </text:list>
      <text:p text:style-name="P4">Réponse B</text:p>
      <text:p text:style-name="P1"/>
      <text:p text:style-name="P1"/>
      <text:p text:style-name="P1"/>
      <text:p text:style-name="P10"><text:span text:style-name="Strong_20_Emphasis"><text:span text:style-name="T4">7. </text:span></text:span><text:span text:style-name="Strong_20_Emphasis"><text:span text:style-name="T1">Est-il obligatoire de mettre en place des durées de conservation pour tous les traitements de données ?</text:span></text:span></text:p>
      <text:list xml:id="list3754301588" text:style-name="L20">
        <text:list-item>
          <text:p text:style-name="P22">a. Oui </text:p>
        </text:list-item>
        <text:list-item>
          <text:p text:style-name="P21">b. Non </text:p>
        </text:list-item>
      </text:list>
      <text:p text:style-name="P3"/>
      <text:p text:style-name="P4">Réponse <text:span text:style-name="T8">B</text:span></text:p>
      <text:p text:style-name="P1"/>
      <text:p text:style-name="P1"/>
      <text:p text:style-name="P9"><text:span text:style-name="Strong_20_Emphasis"><text:span text:style-name="T4">8. </text:span></text:span><text:span text:style-name="Strong_20_Emphasis"><text:span text:style-name="T1">Nommez les 3 principes de la sécurité des données</text:span></text:span><text:span text:style-name="T1"> </text:span></text:p>
      <text:list xml:id="list1681650642" text:style-name="L22">
        <text:list-item>
          <text:p text:style-name="P24">a. Confidentialité </text:p>
        </text:list-item>
        <text:list-item>
          <text:p text:style-name="P24">b. Gratuité </text:p>
        </text:list-item>
        <text:list-item>
          <text:p text:style-name="P24">c. Intégrité </text:p>
        </text:list-item>
        <text:list-item>
          <text:p text:style-name="P24">d. Disponibilité </text:p>
        </text:list-item>
        <text:list-item>
          <text:p text:style-name="P23">e. Honnêteté </text:p>
        </text:list-item>
      </text:list>
      <text:p text:style-name="P4"><text:soft-page-break/>Réponse <text:s/>A,C,D</text:p>
      <text:p text:style-name="P9"><text:span text:style-name="Strong_20_Emphasis"><text:span text:style-name="T4">9. </text:span></text:span><text:span text:style-name="Strong_20_Emphasis"><text:span text:style-name="T1">Est-ce qu’il est obligatoire d’informer les personnes de ce que vous faites de leur données avant de les collecter ?</text:span></text:span></text:p>
      <text:list xml:id="list851491799" text:style-name="L24">
        <text:list-item>
          <text:p text:style-name="P26">a. Oui </text:p>
        </text:list-item>
        <text:list-item>
          <text:p text:style-name="P25">b. Non </text:p>
        </text:list-item>
      </text:list>
      <text:p text:style-name="Text_20_body"/>
      <text:p text:style-name="P29">Réponse A</text:p>
      <text:p text:style-name="Text_20_body"/>
      <text:p text:style-name="Text_20_body"><text:span text:style-name="Strong_20_Emphasis"><text:span text:style-name="T4">10. </text:span></text:span><text:span text:style-name="Strong_20_Emphasis"><text:span text:style-name="T1">De combien de temps disposez-vous pour répondre à une demande d’exercice de droits d’un utilisateur/clients/usagers sur ses données personnelles ?</text:span></text:span><text:span text:style-name="T1"> </text:span></text:p>
      <text:list xml:id="list2908181078" text:style-name="L25">
        <text:list-item>
          <text:p text:style-name="P28">a. 24h </text:p>
        </text:list-item>
        <text:list-item>
          <text:p text:style-name="P28">b. Une semaine </text:p>
        </text:list-item>
        <text:list-item>
          <text:p text:style-name="P27">c. Un mois </text:p>
        </text:list-item>
      </text:list>
      <text:p text:style-name="Text_20_body"/>
      <text:p text:style-name="P4">Réponse 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3:46:10.468772338</meta:creation-date>
    <meta:generator>LibreOffice/7.3.7.2$Linux_X86_64 LibreOffice_project/30$Build-2</meta:generator>
    <dc:date>2023-11-13T14:21:48.664447168</dc:date>
    <meta:editing-duration>PT2M6S</meta:editing-duration>
    <meta:editing-cycles>1</meta:editing-cycles>
    <meta:document-statistic meta:table-count="0" meta:image-count="0" meta:object-count="0" meta:page-count="3" meta:paragraph-count="58" meta:word-count="443" meta:character-count="2396" meta:non-whitespace-character-count="2004"/>
  </office:meta>
</office:document-meta>
</file>